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#ffffff"/>
    </style:style>
    <style:style style:name="P4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e742ac5f-7fff-469b-103e-c44dc60e3c70"/>COMP23111</text:p>
      <text:p text:style-name="P3">Academic year: 2018-19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Exercise number: EX04</text:p>
      <text:p text:style-name="P4">Name: Wenchang Liu</text:p>
      <text:p text:style-name="P4">ID: 10406141</text:p>
      <text:p text:style-name="Text_20_body"><text:soft-page-break/><text:line-break/></text:p>
      <text:section text:style-name="Sect1" text:name="Section1">
        <text:section-source xlink:href="../EX04-10406141.log"/>
        <text:p text:style-name="Preformatted_20_Text">SQL&gt; -- sends everything to &lt;EX04-10406141.log&gt;</text:p>
        <text:p text:style-name="Preformatted_20_Text">SQL&gt; set lin 120</text:p>
        <text:p text:style-name="Preformatted_20_Text">SQL&gt; col picture for A25</text:p>
        <text:p text:style-name="Preformatted_20_Text">SQL&gt; -- [body]</text:p>
        <text:p text:style-name="Preformatted_20_Text">SQL&gt; </text:p>
        <text:p text:style-name="Preformatted_20_Text">SQL&gt; --(a)</text:p>
        <text:p text:style-name="Preformatted_20_Text">SQL&gt; create or replace view customer_with_carts</text:p>
        <text:p text:style-name="Preformatted_20_Text"><text:s text:c="2"/>2 <text:s/>(</text:p>
        <text:p text:style-name="Preformatted_20_Text"><text:s text:c="2"/>3 <text:s/><text:tab/> firstname,</text:p>
        <text:p text:style-name="Preformatted_20_Text"><text:s text:c="2"/>4 <text:s/><text:tab/> lastname</text:p>
        <text:p text:style-name="Preformatted_20_Text"><text:s text:c="2"/>5 <text:s/>)</text:p>
        <text:p text:style-name="Preformatted_20_Text"><text:s text:c="2"/>6 <text:s/>as (</text:p>
        <text:p text:style-name="Preformatted_20_Text"><text:s text:c="2"/>7 <text:s/><text:tab/> select distinct firstname, lastname</text:p>
        <text:p text:style-name="Preformatted_20_Text"><text:s text:c="2"/>8 <text:s/><text:tab/> from customerinfo, ordercartinfo, lineitems</text:p>
        <text:p text:style-name="Preformatted_20_Text"><text:s text:c="2"/>9 <text:s/><text:tab/> where customerinfo.loginname = ordercartinfo.customerid</text:p>
        <text:p text:style-name="Preformatted_20_Text"><text:s/>10 <text:s/><text:tab/> and ordercartinfo.ordercartid = lineitems.ordercartid</text:p>
        <text:p text:style-name="Preformatted_20_Text"><text:s/>11 <text:s/><text:tab/> and lineitems.qtyordered &gt; 0</text:p>
        <text:p text:style-name="Preformatted_20_Text"><text:s/>12 <text:s/>);</text:p>
        <text:p text:style-name="Preformatted_20_Text"/>
        <text:p text:style-name="Preformatted_20_Text">View created.</text:p>
        <text:p text:style-name="Preformatted_20_Text"/>
        <text:p text:style-name="Preformatted_20_Text">SQL&gt; select * from customer_with_carts;</text:p>
        <text:p text:style-name="Preformatted_20_Text"/>
        <text:p text:style-name="Preformatted_20_Text">FIRSTNAME <text:s text:c="11"/>LASTNAME <text:s text:c="90"/></text:p>
        <text:p text:style-name="Preformatted_20_Text">-------------------- -------------------- <text:s text:c="78"/></text:p>
        <text:p text:style-name="Preformatted_20_Text">Ophelia <text:s text:c="13"/>Elsinore <text:s text:c="90"/></text:p>
        <text:p text:style-name="Preformatted_20_Text">Mary <text:s text:c="16"/>Folio <text:s text:c="93"/></text:p>
        <text:p text:style-name="Preformatted_20_Text">Percy <text:s text:c="15"/>Byron <text:s text:c="93"/></text:p>
        <text:p text:style-name="Preformatted_20_Text"/>
        <text:p text:style-name="Preformatted_20_Text">SQL&gt; </text:p>
        <text:p text:style-name="Preformatted_20_Text">SQL&gt; --(b)</text:p>
        <text:p text:style-name="Preformatted_20_Text">SQL&gt; create or replace view need_record</text:p>
        <text:p text:style-name="Preformatted_20_Text"><text:s text:c="2"/>2 <text:s/>(</text:p>
        <text:p text:style-name="Preformatted_20_Text"><text:s text:c="2"/>3 <text:s/><text:tab/> code,</text:p>
        <text:p text:style-name="Preformatted_20_Text"><text:s text:c="2"/>4 <text:s/><text:tab/> itemnum,</text:p>
        <text:p text:style-name="Preformatted_20_Text"><text:s text:c="2"/>5 <text:s/><text:tab/> categoryid,</text:p>
        <text:p text:style-name="Preformatted_20_Text"><text:s text:c="2"/>6 <text:s/><text:tab/> quantityinstock</text:p>
        <text:p text:style-name="Preformatted_20_Text"><text:s text:c="2"/>7 <text:s/>)</text:p>
        <text:p text:style-name="Preformatted_20_Text"><text:s text:c="2"/>8 <text:s/>as(</text:p>
        <text:p text:style-name="Preformatted_20_Text"><text:s text:c="2"/>9 <text:s/><text:tab/> select distinct code, itemtype.itemnum, belongsto, qtyinstock</text:p>
        <text:p text:style-name="Preformatted_20_Text"><text:s/>10 <text:s/><text:tab/> from itemtype, inventoryitem</text:p>
        <text:p text:style-name="Preformatted_20_Text"><text:s/>11 <text:s/><text:tab/> where itemtype.itemnum = inventoryitem.itemnum</text:p>
        <text:p text:style-name="Preformatted_20_Text"><text:s/>12 <text:s/><text:tab/> and inventoryitem.qtyinstock &lt; 25</text:p>
        <text:p text:style-name="Preformatted_20_Text"><text:s/>13 <text:s/>);</text:p>
        <text:p text:style-name="Preformatted_20_Text"/>
        <text:p text:style-name="Preformatted_20_Text">View created.</text:p>
        <text:p text:style-name="Preformatted_20_Text"/>
        <text:p text:style-name="Preformatted_20_Text">SQL&gt; select * from need_record;</text:p>
        <text:p text:style-name="Preformatted_20_Text"/>
        <text:p text:style-name="Preformatted_20_Text">CODE <text:s text:c="16"/>ITEMNUM <text:s text:c="3"/>CATEGORYID QUANTITYINSTOCK <text:s text:c="61"/></text:p>
        <text:p text:style-name="Preformatted_20_Text">-------------------- ---------- ---------- --------------- <text:s text:c="61"/></text:p>
        <text:p text:style-name="Preformatted_20_Text">ebk <text:s text:c="17"/>A0 <text:s text:c="8"/>P <text:s text:c="22"/>15 <text:s text:c="61"/></text:p>
        <text:p text:style-name="Preformatted_20_Text">hbk <text:s text:c="17"/>C2 <text:s text:c="8"/>H <text:s text:c="22"/>20 <text:s text:c="61"/></text:p>
        <text:p text:style-name="Preformatted_20_Text"/>
        <text:p text:style-name="Preformatted_20_Text">SQL&gt; </text:p>
        <text:p text:style-name="Preformatted_20_Text">SQL&gt; --(c)</text:p>
        <text:p text:style-name="Preformatted_20_Text">SQL&gt; create or replace view order_price</text:p>
        <text:p text:style-name="Preformatted_20_Text"><text:s text:c="2"/>2 <text:s/>(</text:p>
        <text:p text:style-name="Preformatted_20_Text"><text:s text:c="2"/>3 <text:s/><text:tab/> loginname,</text:p>
        <text:p text:style-name="Preformatted_20_Text"><text:s text:c="2"/>4 <text:s/><text:tab/> firstname,</text:p>
        <text:p text:style-name="Preformatted_20_Text"><text:soft-page-break/><text:s text:c="2"/>5 <text:s/><text:tab/> lastname,</text:p>
        <text:p text:style-name="Preformatted_20_Text"><text:s text:c="2"/>6 <text:s/><text:tab/> ordercartid,</text:p>
        <text:p text:style-name="Preformatted_20_Text"><text:s text:c="2"/>7 <text:s/><text:tab/> price</text:p>
        <text:p text:style-name="Preformatted_20_Text"><text:s text:c="2"/>8 <text:s/>)</text:p>
        <text:p text:style-name="Preformatted_20_Text"><text:s text:c="2"/>9 <text:s/>as(</text:p>
        <text:p text:style-name="Preformatted_20_Text"><text:s/>10 <text:s/><text:tab/> select loginname, firstname, lastname, ordercartinfo.ordercartid, sum(orderprice * qtyordered)</text:p>
        <text:p text:style-name="Preformatted_20_Text"><text:s/>11 <text:s/><text:tab/> from customerinfo, ordercartinfo, lineitems</text:p>
        <text:p text:style-name="Preformatted_20_Text"><text:s/>12 <text:s/><text:tab/> where customerinfo.loginname = ordercartinfo.customerid</text:p>
        <text:p text:style-name="Preformatted_20_Text"><text:s/>13 <text:s/><text:tab/> and ordercartinfo.ordercartid = lineitems.ordercartid</text:p>
        <text:p text:style-name="Preformatted_20_Text"><text:s/>14 <text:s/><text:tab/> group by ordercartinfo.ordercartid, loginname, firstname, lastname</text:p>
        <text:p text:style-name="Preformatted_20_Text"><text:s/>15 <text:s/>);</text:p>
        <text:p text:style-name="Preformatted_20_Text"/>
        <text:p text:style-name="Preformatted_20_Text">View created.</text:p>
        <text:p text:style-name="Preformatted_20_Text"/>
        <text:p text:style-name="Preformatted_20_Text">SQL&gt; select * from order_price;</text:p>
        <text:p text:style-name="Preformatted_20_Text"/>
        <text:p text:style-name="Preformatted_20_Text">LOGINNAME <text:s/>FIRSTNAME <text:s text:c="11"/>LASTNAME <text:s text:c="12"/>ORDERCARTI <text:s text:c="5"/>PRICE <text:s text:c="45"/></text:p>
        <text:p text:style-name="Preformatted_20_Text">---------- -------------------- -------------------- ---------- ---------- <text:s text:c="45"/></text:p>
        <text:p text:style-name="Preformatted_20_Text">shkeandco <text:s/>Mary <text:s text:c="16"/>Folio <text:s text:c="15"/>5 <text:s text:c="15"/>2.99 <text:s text:c="45"/></text:p>
        <text:p text:style-name="Preformatted_20_Text">astrab <text:s text:c="4"/>Percy <text:s text:c="15"/>Byron <text:s text:c="15"/>4 <text:s text:c="14"/>14.97 <text:s text:c="45"/></text:p>
        <text:p text:style-name="Preformatted_20_Text">shkeandco <text:s/>Mary <text:s text:c="16"/>Folio <text:s text:c="15"/>1 <text:s text:c="15"/>8.97 <text:s text:c="45"/></text:p>
        <text:p text:style-name="Preformatted_20_Text">dramab <text:s text:c="4"/>Ophelia <text:s text:c="13"/>Elsinore <text:s text:c="12"/>2 <text:s text:c="14"/>11.97 <text:s text:c="45"/></text:p>
        <text:p text:style-name="Preformatted_20_Text">astrab <text:s text:c="4"/>Percy <text:s text:c="15"/>Byron <text:s text:c="15"/>8 <text:s text:c="15"/>7.98 <text:s text:c="45"/></text:p>
        <text:p text:style-name="Preformatted_20_Text">astrab <text:s text:c="4"/>Percy <text:s text:c="15"/>Byron <text:s text:c="15"/>3 <text:s text:c="14"/>73.83 <text:s text:c="45"/></text:p>
        <text:p text:style-name="Preformatted_20_Text">shkeandco <text:s/>Mary <text:s text:c="16"/>Folio <text:s text:c="15"/>6 <text:s text:c="14"/>13.98 <text:s text:c="45"/></text:p>
        <text:p text:style-name="Preformatted_20_Text">dramab <text:s text:c="4"/>Ophelia <text:s text:c="13"/>Elsinore <text:s text:c="12"/>7 <text:s text:c="15"/>1.99 <text:s text:c="45"/></text:p>
        <text:p text:style-name="Preformatted_20_Text"/>
        <text:p text:style-name="Preformatted_20_Text">8 rows selected.</text:p>
        <text:p text:style-name="Preformatted_20_Text"/>
        <text:p text:style-name="Preformatted_20_Text">SQL&gt; </text:p>
        <text:p text:style-name="Preformatted_20_Text">SQL&gt; --(d)</text:p>
        <text:p text:style-name="Preformatted_20_Text">SQL&gt; create or replace view order_total</text:p>
        <text:p text:style-name="Preformatted_20_Text"><text:s text:c="2"/>2 <text:s/>(</text:p>
        <text:p text:style-name="Preformatted_20_Text"><text:s text:c="2"/>3 <text:s/><text:tab/> loginname,</text:p>
        <text:p text:style-name="Preformatted_20_Text"><text:s text:c="2"/>4 <text:s/><text:tab/> firstname,</text:p>
        <text:p text:style-name="Preformatted_20_Text"><text:s text:c="2"/>5 <text:s/><text:tab/> lastname,</text:p>
        <text:p text:style-name="Preformatted_20_Text"><text:s text:c="2"/>6 <text:s/><text:tab/> total</text:p>
        <text:p text:style-name="Preformatted_20_Text"><text:s text:c="2"/>7 <text:s/>)</text:p>
        <text:p text:style-name="Preformatted_20_Text"><text:s text:c="2"/>8 <text:s/>as(</text:p>
        <text:p text:style-name="Preformatted_20_Text"><text:s text:c="2"/>9 <text:s/><text:tab/> select loginname, firstname, lastname, sum(orderprice * qtyordered)</text:p>
        <text:p text:style-name="Preformatted_20_Text"><text:s/>10 <text:s/><text:tab/> from customerinfo, ordercartinfo, lineitems</text:p>
        <text:p text:style-name="Preformatted_20_Text"><text:s/>11 <text:s/><text:tab/> where customerinfo.loginname = ordercartinfo.customerid</text:p>
        <text:p text:style-name="Preformatted_20_Text"><text:s/>12 <text:s/><text:tab/> and ordercartinfo.ordercartid = lineitems.ordercartid</text:p>
        <text:p text:style-name="Preformatted_20_Text"><text:s/>13 <text:s/><text:tab/> group by customerid, loginname, firstname, lastname</text:p>
        <text:p text:style-name="Preformatted_20_Text"><text:s/>14 <text:s/>);</text:p>
        <text:p text:style-name="Preformatted_20_Text"/>
        <text:p text:style-name="Preformatted_20_Text">View created.</text:p>
        <text:p text:style-name="Preformatted_20_Text"/>
        <text:p text:style-name="Preformatted_20_Text">SQL&gt; select * from order_total;</text:p>
        <text:p text:style-name="Preformatted_20_Text"/>
        <text:p text:style-name="Preformatted_20_Text">LOGINNAME <text:s/>FIRSTNAME <text:s text:c="11"/>LASTNAME <text:s text:c="17"/>TOTAL <text:s text:c="56"/></text:p>
        <text:p text:style-name="Preformatted_20_Text">---------- -------------------- -------------------- ---------- <text:s text:c="56"/></text:p>
        <text:p text:style-name="Preformatted_20_Text">dramab <text:s text:c="4"/>Ophelia <text:s text:c="13"/>Elsinore <text:s text:c="17"/>13.96 <text:s text:c="56"/></text:p>
        <text:p text:style-name="Preformatted_20_Text">astrab <text:s text:c="4"/>Percy <text:s text:c="15"/>Byron <text:s text:c="20"/>96.78 <text:s text:c="56"/></text:p>
        <text:p text:style-name="Preformatted_20_Text">shkeandco <text:s/>Mary <text:s text:c="16"/>Folio <text:s text:c="20"/>25.94 <text:s text:c="56"/></text:p>
        <text:p text:style-name="Preformatted_20_Text"/>
        <text:p text:style-name="Preformatted_20_Text">SQL&gt; </text:p>
        <text:p text:style-name="Preformatted_20_Text">SQL&gt; --(e)</text:p>
        <text:p text:style-name="Preformatted_20_Text">SQL&gt; create or replace view carts_num</text:p>
        <text:p text:style-name="Preformatted_20_Text"><text:s text:c="2"/>2 <text:s/>(</text:p>
        <text:p text:style-name="Preformatted_20_Text"><text:s text:c="2"/>3 <text:s/><text:tab/> customerid,</text:p>
        <text:p text:style-name="Preformatted_20_Text"><text:s text:c="2"/>4 <text:s/><text:tab/> cartnum</text:p>
        <text:p text:style-name="Preformatted_20_Text"><text:s text:c="2"/>5 <text:s/>)</text:p>
        <text:p text:style-name="Preformatted_20_Text"><text:soft-page-break/><text:s text:c="2"/>6 <text:s/>as(</text:p>
        <text:p text:style-name="Preformatted_20_Text"><text:s text:c="2"/>7 <text:s/><text:tab/> select loginname, count(ordercartid) as cart_num</text:p>
        <text:p text:style-name="Preformatted_20_Text"><text:s text:c="2"/>8 <text:s/><text:tab/> from customerinfo</text:p>
        <text:p text:style-name="Preformatted_20_Text"><text:s text:c="2"/>9 <text:s/><text:tab/> left join ordercartinfo on customerinfo.loginname = ordercartinfo.customerid</text:p>
        <text:p text:style-name="Preformatted_20_Text"><text:s/>10 <text:s/><text:tab/> group by loginname</text:p>
        <text:p text:style-name="Preformatted_20_Text"><text:s/>11 <text:s/>);</text:p>
        <text:p text:style-name="Preformatted_20_Text"/>
        <text:p text:style-name="Preformatted_20_Text">View created.</text:p>
        <text:p text:style-name="Preformatted_20_Text"/>
        <text:p text:style-name="Preformatted_20_Text">SQL&gt; select customerid,</text:p>
        <text:p text:style-name="Preformatted_20_Text"><text:s text:c="2"/>2 <text:s/><text:tab/> case</text:p>
        <text:p text:style-name="Preformatted_20_Text"><text:s text:c="2"/>3 <text:s/><text:tab/> <text:s text:c="4"/>when cartnum &lt; 3</text:p>
        <text:p text:style-name="Preformatted_20_Text"><text:s text:c="2"/>4 <text:s/><text:tab/> <text:s text:c="4"/>then 'BR-1 satisfied'</text:p>
        <text:p text:style-name="Preformatted_20_Text"><text:s text:c="2"/>5 <text:s/><text:tab/> <text:s text:c="4"/>else 'BR-1 violated'</text:p>
        <text:p text:style-name="Preformatted_20_Text"><text:s text:c="2"/>6 <text:s/><text:tab/> end as outcome</text:p>
        <text:p text:style-name="Preformatted_20_Text"><text:s text:c="2"/>7 <text:s/>from carts_num;</text:p>
        <text:p text:style-name="Preformatted_20_Text"/>
        <text:p text:style-name="Preformatted_20_Text">CUSTOMERID OUTCOME <text:s text:c="101"/></text:p>
        <text:p text:style-name="Preformatted_20_Text">---------- -------------- <text:s text:c="94"/></text:p>
        <text:p text:style-name="Preformatted_20_Text">choizeznyc BR-1 satisfied <text:s text:c="94"/></text:p>
        <text:p text:style-name="Preformatted_20_Text">dramab <text:s text:c="4"/>BR-1 satisfied <text:s text:c="94"/></text:p>
        <text:p text:style-name="Preformatted_20_Text">shkeandco <text:s/>BR-1 violated <text:s text:c="95"/></text:p>
        <text:p text:style-name="Preformatted_20_Text">astrab <text:s text:c="4"/>BR-1 violated <text:s text:c="95"/></text:p>
        <text:p text:style-name="Preformatted_20_Text"/>
        <text:p text:style-name="Preformatted_20_Text">SQL&gt; </text:p>
        <text:p text:style-name="Preformatted_20_Text">SQL&gt; --(f)</text:p>
        <text:p text:style-name="Preformatted_20_Text">SQL&gt; --Q2：</text:p>
        <text:p text:style-name="Preformatted_20_Text">SQL&gt; select itemnum, itemsize, itemcolor, count(itemnum) as cnt_item</text:p>
        <text:p text:style-name="Preformatted_20_Text"><text:s text:c="2"/>2 <text:s/>from inventoryitem</text:p>
        <text:p text:style-name="Preformatted_20_Text"><text:s text:c="2"/>3 <text:s/>group by itemcolor, itemsize, itemnum;</text:p>
        <text:p text:style-name="Preformatted_20_Text"/>
        <text:p text:style-name="Preformatted_20_Text">ITEMNUM <text:s text:c="5"/>ITEMSIZE ITEMCOLOR <text:s text:c="8"/>CNT_ITEM <text:s text:c="71"/></text:p>
        <text:p text:style-name="Preformatted_20_Text">---------- ---------- --------------- ---------- <text:s text:c="71"/></text:p>
        <text:p text:style-name="Preformatted_20_Text">A3 <text:s text:c="17"/>2 black <text:s text:c="19"/>1 <text:s text:c="71"/></text:p>
        <text:p text:style-name="Preformatted_20_Text">A0 <text:s text:c="17"/>4 green <text:s text:c="19"/>2 <text:s text:c="71"/></text:p>
        <text:p text:style-name="Preformatted_20_Text">A2 <text:s text:c="17"/>3 green <text:s text:c="19"/>1 <text:s text:c="71"/></text:p>
        <text:p text:style-name="Preformatted_20_Text">A0 <text:s text:c="17"/>3 black <text:s text:c="19"/>1 <text:s text:c="71"/></text:p>
        <text:p text:style-name="Preformatted_20_Text">B1 <text:s text:c="17"/>4 white <text:s text:c="19"/>1 <text:s text:c="71"/></text:p>
        <text:p text:style-name="Preformatted_20_Text">C1 <text:s text:c="17"/>4 black <text:s text:c="19"/>1 <text:s text:c="71"/></text:p>
        <text:p text:style-name="Preformatted_20_Text">C2 <text:s text:c="17"/>3 black <text:s text:c="19"/>2 <text:s text:c="71"/></text:p>
        <text:p text:style-name="Preformatted_20_Text"/>
        <text:p text:style-name="Preformatted_20_Text">7 rows selected.</text:p>
        <text:p text:style-name="Preformatted_20_Text"/>
        <text:p text:style-name="Preformatted_20_Text">SQL&gt; --Q1:</text:p>
        <text:p text:style-name="Preformatted_20_Text">SQL&gt; select itemnum, itemsize, itemcolor,</text:p>
        <text:p text:style-name="Preformatted_20_Text"><text:s text:c="2"/>2 <text:s/><text:tab/> case</text:p>
        <text:p text:style-name="Preformatted_20_Text"><text:s text:c="2"/>3 <text:s/><text:tab/> <text:s text:c="4"/>when cnt_item &lt; 2</text:p>
        <text:p text:style-name="Preformatted_20_Text"><text:s text:c="2"/>4 <text:s/><text:tab/> <text:s text:c="4"/>then 'BR-2 satisfied'</text:p>
        <text:p text:style-name="Preformatted_20_Text"><text:s text:c="2"/>5 <text:s/><text:tab/> <text:s text:c="4"/>else 'BR-2 violated'</text:p>
        <text:p text:style-name="Preformatted_20_Text"><text:s text:c="2"/>6 <text:s/><text:tab/> end as outcome</text:p>
        <text:p text:style-name="Preformatted_20_Text"><text:s text:c="2"/>7 <text:s/>from (select itemnum, itemsize, itemcolor, count(itemnum) as cnt_item</text:p>
        <text:p text:style-name="Preformatted_20_Text"><text:s text:c="2"/>8 <text:s/>from inventoryitem</text:p>
        <text:p text:style-name="Preformatted_20_Text"><text:s text:c="2"/>9 <text:s/>group by itemcolor, itemsize, itemnum);</text:p>
        <text:p text:style-name="Preformatted_20_Text"/>
        <text:p text:style-name="Preformatted_20_Text">ITEMNUM <text:s text:c="5"/>ITEMSIZE ITEMCOLOR <text:s text:c="6"/>OUTCOME <text:s text:c="74"/></text:p>
        <text:p text:style-name="Preformatted_20_Text">---------- ---------- --------------- -------------- <text:s text:c="67"/></text:p>
        <text:p text:style-name="Preformatted_20_Text">A3 <text:s text:c="17"/>2 black <text:s text:c="10"/>BR-2 satisfied <text:s text:c="67"/></text:p>
        <text:p text:style-name="Preformatted_20_Text">A0 <text:s text:c="17"/>4 green <text:s text:c="10"/>BR-2 violated <text:s text:c="68"/></text:p>
        <text:p text:style-name="Preformatted_20_Text">A2 <text:s text:c="17"/>3 green <text:s text:c="10"/>BR-2 satisfied <text:s text:c="67"/></text:p>
        <text:p text:style-name="Preformatted_20_Text">A0 <text:s text:c="17"/>3 black <text:s text:c="10"/>BR-2 satisfied <text:s text:c="67"/></text:p>
        <text:p text:style-name="Preformatted_20_Text">B1 <text:s text:c="17"/>4 white <text:s text:c="10"/>BR-2 satisfied <text:s text:c="67"/></text:p>
        <text:p text:style-name="Preformatted_20_Text">C1 <text:s text:c="17"/>4 black <text:s text:c="10"/>BR-2 satisfied <text:s text:c="67"/></text:p>
        <text:p text:style-name="Preformatted_20_Text">C2 <text:s text:c="17"/>3 black <text:s text:c="10"/>BR-2 violated <text:s text:c="68"/></text:p>
        <text:p text:style-name="Preformatted_20_Text"><text:soft-page-break/></text:p>
        <text:p text:style-name="Preformatted_20_Text">7 rows selected.</text:p>
        <text:p text:style-name="Preformatted_20_Text"/>
        <text:p text:style-name="Preformatted_20_Text">SQL&gt; --Final:</text:p>
        <text:p text:style-name="Preformatted_20_Text">SQL&gt; select itemnum, itemcolor, itemsize, outcome</text:p>
        <text:p text:style-name="Preformatted_20_Text"><text:s text:c="2"/>2 <text:s/>from (select itemnum, itemsize, itemcolor,</text:p>
        <text:p text:style-name="Preformatted_20_Text"><text:s text:c="2"/>3 <text:s/><text:tab/> case</text:p>
        <text:p text:style-name="Preformatted_20_Text"><text:s text:c="2"/>4 <text:s/><text:tab/> <text:s text:c="4"/>when cnt_item &lt; 2</text:p>
        <text:p text:style-name="Preformatted_20_Text"><text:s text:c="2"/>5 <text:s/><text:tab/> <text:s text:c="4"/>then 'BR-2 satisfied'</text:p>
        <text:p text:style-name="Preformatted_20_Text"><text:s text:c="2"/>6 <text:s/><text:tab/> <text:s text:c="4"/>else 'BR-2 violated'</text:p>
        <text:p text:style-name="Preformatted_20_Text"><text:s text:c="2"/>7 <text:s/><text:tab/> end as outcome</text:p>
        <text:p text:style-name="Preformatted_20_Text"><text:s text:c="2"/>8 <text:s/>from (select itemnum, itemsize, itemcolor, count(itemnum) as cnt_item</text:p>
        <text:p text:style-name="Preformatted_20_Text"><text:s text:c="2"/>9 <text:s/>from inventoryitem</text:p>
        <text:p text:style-name="Preformatted_20_Text"><text:s/>10 <text:s/>group by itemcolor, itemsize, itemnum))</text:p>
        <text:p text:style-name="Preformatted_20_Text"><text:s/>11 <text:s/>where outcome = 'BR-2 violated';</text:p>
        <text:p text:style-name="Preformatted_20_Text"/>
        <text:p text:style-name="Preformatted_20_Text">ITEMNUM <text:s text:c="3"/>ITEMCOLOR <text:s text:c="8"/>ITEMSIZE OUTCOME <text:s text:c="74"/></text:p>
        <text:p text:style-name="Preformatted_20_Text">---------- --------------- ---------- -------------- <text:s text:c="67"/></text:p>
        <text:p text:style-name="Preformatted_20_Text">A0 <text:s text:c="8"/>green <text:s text:c="19"/>4 BR-2 violated <text:s text:c="68"/></text:p>
        <text:p text:style-name="Preformatted_20_Text">C2 <text:s text:c="8"/>black <text:s text:c="19"/>3 BR-2 violated <text:s text:c="68"/></text:p>
        <text:p text:style-name="Preformatted_20_Text"/>
        <text:p text:style-name="Preformatted_20_Text">SQL&gt; </text:p>
        <text:p text:style-name="Preformatted_20_Text">SQL&gt; --(g)</text:p>
        <text:p text:style-name="Preformatted_20_Text">SQL&gt; create or replace trigger PriceIsTooHigh</text:p>
        <text:p text:style-name="Preformatted_20_Text"><text:s text:c="2"/>2 <text:s/>before insert or update of price on itemtype</text:p>
        <text:p text:style-name="Preformatted_20_Text"><text:s text:c="2"/>3 <text:s/>for each row</text:p>
        <text:p text:style-name="Preformatted_20_Text"><text:s text:c="2"/>4 <text:s/>declare minimum float(126);</text:p>
        <text:p text:style-name="Preformatted_20_Text"><text:s text:c="2"/>5 <text:s/>PRAGMA AUTONOMOUS_TRANSACTION;</text:p>
        <text:p text:style-name="Preformatted_20_Text"><text:s text:c="2"/>6 <text:s/>begin</text:p>
        <text:p text:style-name="Preformatted_20_Text"><text:s text:c="2"/>7 <text:s/><text:tab/> select 4*min(price) into minimum from itemtype;</text:p>
        <text:p text:style-name="Preformatted_20_Text"><text:s text:c="2"/>8 <text:s/><text:tab/> if :new.price &gt; minimum then</text:p>
        <text:p text:style-name="Preformatted_20_Text"><text:s text:c="2"/>9 <text:s/><text:tab/> raise_application_error(-20005, 'price of the item is too high');</text:p>
        <text:p text:style-name="Preformatted_20_Text"><text:s/>10 <text:s/><text:tab/> end if;</text:p>
        <text:p text:style-name="Preformatted_20_Text"><text:s/>11 <text:s/>end;</text:p>
        <text:p text:style-name="Preformatted_20_Text"><text:s/>12 <text:s/>/</text:p>
        <text:p text:style-name="Preformatted_20_Text"/>
        <text:p text:style-name="Preformatted_20_Text">Trigger created.</text:p>
        <text:p text:style-name="Preformatted_20_Text"/>
        <text:p text:style-name="Preformatted_20_Text">SQL&gt; --test for insert</text:p>
        <text:p text:style-name="Preformatted_20_Text">SQL&gt; select * from itemtype;</text:p>
        <text:p text:style-name="Preformatted_20_Text"/>
        <text:p text:style-name="Preformatted_20_Text">ITEMNUM <text:s text:c="3"/>NAME <text:s text:c="16"/>PICTURE <text:s text:c="23"/>PRICE BELONGSTO <text:s text:c="41"/></text:p>
        <text:p text:style-name="Preformatted_20_Text">---------- -------------------- ------------------------- ---------- ---------- <text:s text:c="40"/></text:p>
        <text:p text:style-name="Preformatted_20_Text">A0 <text:s text:c="8"/>The Anarchy of Mask <text:s/>*** <text:s text:c="27"/>10.99 P <text:s text:c="49"/></text:p>
        <text:p text:style-name="Preformatted_20_Text">A1 <text:s text:c="8"/>The Butler Did <text:s text:c="6"/>--- <text:s text:c="27"/>11.99 C <text:s text:c="49"/></text:p>
        <text:p text:style-name="Preformatted_20_Text">A2 <text:s text:c="8"/>The Abolished Man <text:s text:c="3"/>=== <text:s text:c="27"/>15.99 SF <text:s text:c="48"/></text:p>
        <text:p text:style-name="Preformatted_20_Text">A3 <text:s text:c="8"/>Lyrical Bullets <text:s text:c="5"/>+-+- <text:s text:c="26"/>20.99 P <text:s text:c="49"/></text:p>
        <text:p text:style-name="Preformatted_20_Text">B1 <text:s text:c="8"/>The Postlude <text:s text:c="8"/>=\=\= <text:s text:c="25"/>34.99 P <text:s text:c="49"/></text:p>
        <text:p text:style-name="Preformatted_20_Text">C1 <text:s text:c="8"/>The August of Guns <text:s text:c="2"/>**-- <text:s text:c="26"/>10.99 H <text:s text:c="49"/></text:p>
        <text:p text:style-name="Preformatted_20_Text">C2 <text:s text:c="8"/>The Expectant Mirror ^-^ <text:s text:c="27"/>12.99 H <text:s text:c="49"/></text:p>
        <text:p text:style-name="Preformatted_20_Text"/>
        <text:p text:style-name="Preformatted_20_Text">7 rows selected.</text:p>
        <text:p text:style-name="Preformatted_20_Text"/>
        <text:p text:style-name="Preformatted_20_Text">SQL&gt; insert into itemtype(itemnum, name, picture, price, belongsto)</text:p>
        <text:p text:style-name="Preformatted_20_Text"><text:s text:c="2"/>2 <text:s/>values('C4', 'invalid insert', null, 50, 'UN');</text:p>
        <text:p text:style-name="Preformatted_20_Text">insert into itemtype(itemnum, name, picture, price, belongsto)</text:p>
        <text:p text:style-name="Preformatted_20_Text"><text:s text:c="12"/>*</text:p>
        <text:p text:style-name="Preformatted_20_Text">ERROR at line 1:</text:p>
        <text:p text:style-name="Preformatted_20_Text">ORA-20005: price of the item is too high </text:p>
        <text:p text:style-name="Preformatted_20_Text">ORA-06512: at "P87934WL.PRICEISTOOHIGH", line 6 </text:p>
        <text:p text:style-name="Preformatted_20_Text">ORA-04088: error during execution of trigger 'P87934WL.PRICEISTOOHIGH' </text:p>
        <text:p text:style-name="Preformatted_20_Text"/>
        <text:p text:style-name="Preformatted_20_Text"/>
        <text:p text:style-name="Preformatted_20_Text">SQL&gt; select * from itemtype;</text:p>
        <text:p text:style-name="Preformatted_20_Text"><text:soft-page-break/></text:p>
        <text:p text:style-name="Preformatted_20_Text">ITEMNUM <text:s text:c="3"/>NAME <text:s text:c="16"/>PICTURE <text:s text:c="23"/>PRICE BELONGSTO <text:s text:c="41"/></text:p>
        <text:p text:style-name="Preformatted_20_Text">---------- -------------------- ------------------------- ---------- ---------- <text:s text:c="40"/></text:p>
        <text:p text:style-name="Preformatted_20_Text">A0 <text:s text:c="8"/>The Anarchy of Mask <text:s/>*** <text:s text:c="27"/>10.99 P <text:s text:c="49"/></text:p>
        <text:p text:style-name="Preformatted_20_Text">A1 <text:s text:c="8"/>The Butler Did <text:s text:c="6"/>--- <text:s text:c="27"/>11.99 C <text:s text:c="49"/></text:p>
        <text:p text:style-name="Preformatted_20_Text">A2 <text:s text:c="8"/>The Abolished Man <text:s text:c="3"/>=== <text:s text:c="27"/>15.99 SF <text:s text:c="48"/></text:p>
        <text:p text:style-name="Preformatted_20_Text">A3 <text:s text:c="8"/>Lyrical Bullets <text:s text:c="5"/>+-+- <text:s text:c="26"/>20.99 P <text:s text:c="49"/></text:p>
        <text:p text:style-name="Preformatted_20_Text">B1 <text:s text:c="8"/>The Postlude <text:s text:c="8"/>=\=\= <text:s text:c="25"/>34.99 P <text:s text:c="49"/></text:p>
        <text:p text:style-name="Preformatted_20_Text">C1 <text:s text:c="8"/>The August of Guns <text:s text:c="2"/>**-- <text:s text:c="26"/>10.99 H <text:s text:c="49"/></text:p>
        <text:p text:style-name="Preformatted_20_Text">C2 <text:s text:c="8"/>The Expectant Mirror ^-^ <text:s text:c="27"/>12.99 H <text:s text:c="49"/></text:p>
        <text:p text:style-name="Preformatted_20_Text"/>
        <text:p text:style-name="Preformatted_20_Text">7 rows selected.</text:p>
        <text:p text:style-name="Preformatted_20_Text"/>
        <text:p text:style-name="Preformatted_20_Text">SQL&gt; select * from itemtype;</text:p>
        <text:p text:style-name="Preformatted_20_Text"/>
        <text:p text:style-name="Preformatted_20_Text">ITEMNUM <text:s text:c="3"/>NAME <text:s text:c="16"/>PICTURE <text:s text:c="23"/>PRICE BELONGSTO <text:s text:c="41"/></text:p>
        <text:p text:style-name="Preformatted_20_Text">---------- -------------------- ------------------------- ---------- ---------- <text:s text:c="40"/></text:p>
        <text:p text:style-name="Preformatted_20_Text">A0 <text:s text:c="8"/>The Anarchy of Mask <text:s/>*** <text:s text:c="27"/>10.99 P <text:s text:c="49"/></text:p>
        <text:p text:style-name="Preformatted_20_Text">A1 <text:s text:c="8"/>The Butler Did <text:s text:c="6"/>--- <text:s text:c="27"/>11.99 C <text:s text:c="49"/></text:p>
        <text:p text:style-name="Preformatted_20_Text">A2 <text:s text:c="8"/>The Abolished Man <text:s text:c="3"/>=== <text:s text:c="27"/>15.99 SF <text:s text:c="48"/></text:p>
        <text:p text:style-name="Preformatted_20_Text">A3 <text:s text:c="8"/>Lyrical Bullets <text:s text:c="5"/>+-+- <text:s text:c="26"/>20.99 P <text:s text:c="49"/></text:p>
        <text:p text:style-name="Preformatted_20_Text">B1 <text:s text:c="8"/>The Postlude <text:s text:c="8"/>=\=\= <text:s text:c="25"/>34.99 P <text:s text:c="49"/></text:p>
        <text:p text:style-name="Preformatted_20_Text">C1 <text:s text:c="8"/>The August of Guns <text:s text:c="2"/>**-- <text:s text:c="26"/>10.99 H <text:s text:c="49"/></text:p>
        <text:p text:style-name="Preformatted_20_Text">C2 <text:s text:c="8"/>The Expectant Mirror ^-^ <text:s text:c="27"/>12.99 H <text:s text:c="49"/></text:p>
        <text:p text:style-name="Preformatted_20_Text"/>
        <text:p text:style-name="Preformatted_20_Text">7 rows selected.</text:p>
        <text:p text:style-name="Preformatted_20_Text"/>
        <text:p text:style-name="Preformatted_20_Text">SQL&gt; --test for update</text:p>
        <text:p text:style-name="Preformatted_20_Text">SQL&gt; update itemtype</text:p>
        <text:p text:style-name="Preformatted_20_Text"><text:s text:c="2"/>2 <text:s/>set price = 50.99</text:p>
        <text:p text:style-name="Preformatted_20_Text"><text:s text:c="2"/>3 <text:s/>where itemnum = 'A1';</text:p>
        <text:p text:style-name="Preformatted_20_Text">update itemtype</text:p>
        <text:p text:style-name="Preformatted_20_Text"><text:s text:c="7"/>*</text:p>
        <text:p text:style-name="Preformatted_20_Text">ERROR at line 1:</text:p>
        <text:p text:style-name="Preformatted_20_Text">ORA-20005: price of the item is too high </text:p>
        <text:p text:style-name="Preformatted_20_Text">ORA-06512: at "P87934WL.PRICEISTOOHIGH", line 6 </text:p>
        <text:p text:style-name="Preformatted_20_Text">ORA-04088: error during execution of trigger 'P87934WL.PRICEISTOOHIGH' </text:p>
        <text:p text:style-name="Preformatted_20_Text"/>
        <text:p text:style-name="Preformatted_20_Text"/>
        <text:p text:style-name="Preformatted_20_Text">SQL&gt; select * from itemtype;</text:p>
        <text:p text:style-name="Preformatted_20_Text"/>
        <text:p text:style-name="Preformatted_20_Text">ITEMNUM <text:s text:c="3"/>NAME <text:s text:c="16"/>PICTURE <text:s text:c="23"/>PRICE BELONGSTO <text:s text:c="41"/></text:p>
        <text:p text:style-name="Preformatted_20_Text">---------- -------------------- ------------------------- ---------- ---------- <text:s text:c="40"/></text:p>
        <text:p text:style-name="Preformatted_20_Text">A0 <text:s text:c="8"/>The Anarchy of Mask <text:s/>*** <text:s text:c="27"/>10.99 P <text:s text:c="49"/></text:p>
        <text:p text:style-name="Preformatted_20_Text">A1 <text:s text:c="8"/>The Butler Did <text:s text:c="6"/>--- <text:s text:c="27"/>11.99 C <text:s text:c="49"/></text:p>
        <text:p text:style-name="Preformatted_20_Text">A2 <text:s text:c="8"/>The Abolished Man <text:s text:c="3"/>=== <text:s text:c="27"/>15.99 SF <text:s text:c="48"/></text:p>
        <text:p text:style-name="Preformatted_20_Text">A3 <text:s text:c="8"/>Lyrical Bullets <text:s text:c="5"/>+-+- <text:s text:c="26"/>20.99 P <text:s text:c="49"/></text:p>
        <text:p text:style-name="Preformatted_20_Text">B1 <text:s text:c="8"/>The Postlude <text:s text:c="8"/>=\=\= <text:s text:c="25"/>34.99 P <text:s text:c="49"/></text:p>
        <text:p text:style-name="Preformatted_20_Text">C1 <text:s text:c="8"/>The August of Guns <text:s text:c="2"/>**-- <text:s text:c="26"/>10.99 H <text:s text:c="49"/></text:p>
        <text:p text:style-name="Preformatted_20_Text">C2 <text:s text:c="8"/>The Expectant Mirror ^-^ <text:s text:c="27"/>12.99 H <text:s text:c="49"/></text:p>
        <text:p text:style-name="Preformatted_20_Text"/>
        <text:p text:style-name="Preformatted_20_Text">7 rows selected.</text:p>
        <text:p text:style-name="Preformatted_20_Text"/>
        <text:p text:style-name="Preformatted_20_Text">SQL&gt; -- [close]</text:p>
        <text:p text:style-name="Preformatted_20_Text">SQL&gt; SPOOL OFF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1:51:06.495599902</meta:creation-date>
    <dc:date>2018-12-05T11:54:40.588989298</dc:date>
    <meta:editing-duration>PT3M35S</meta:editing-duration>
    <meta:editing-cycles>1</meta:editing-cycles>
    <meta:document-statistic meta:table-count="0" meta:image-count="0" meta:object-count="0" meta:page-count="6" meta:paragraph-count="265" meta:word-count="1118" meta:character-count="15337" meta:non-whitespace-character-count="6219"/>
    <meta:generator>LibreOffice/6.0.6.2$Linux_X86_64 LibreOffice_project/00m0$Build-2</meta:generator>
  </office:meta>
</office:document-meta>
</file>